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2.84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6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37"/>
    <style:style style:name="ce3" style:family="table-cell" style:parent-style-name="Default" style:data-style-name="N10127">
      <style:table-cell-properties style:rotation-align="none"/>
    </style:style>
    <style:style style:name="ce12" style:family="table-cell" style:parent-style-name="Default" style:data-style-name="N37">
      <style:table-cell-properties style:rotation-align="none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office:value-type="string" calcext:value-type="string">
            <text:p>dns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cdn</text:p>
          </table:table-cell>
          <table:table-cell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4"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3" office:value-type="date" office:date-value="2016-07-05" calcext:value-type="date">
            <text:p>7/5/20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how-to-make-bitcoin-thefts-impossible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ow to Make Bitcoin Thefts Impossibl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scmagazineuk.com/hackers-have-stolen-49-million-worth-of-bitcoins/article/513724/</text:p>
          </table:table-cell>
          <table:table-cell table:style-name="ce1" office:value-type="string" calcext:value-type="string">
            <text:p>SC Magazine</text:p>
          </table:table-cell>
          <table:table-cell table:style-name="ce12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have stolen £49 million worth of bitcoin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gizmodo.com/hackers-steal-72-million-in-bitcoin-from-honk-kong-exc-1784757592</text:p>
          </table:table-cell>
          <table:table-cell table:style-name="ce1" office:value-type="string" calcext:value-type="string">
            <text:p>Gizmodo</text:p>
          </table:table-cell>
          <table:table-cell table:style-name="ce12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Steal $72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qz.com/749789/bitcoin-exchanges-cant-stop-getting-hacked-no-matter-what-security-system-they-use/</text:p>
          </table:table-cell>
          <table:table-cell table:style-name="ce1" office:value-type="string" calcext:value-type="string">
            <text:p>Quartz</text:p>
          </table:table-cell>
          <table:table-cell table:style-name="ce12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Bitcoin exchanges can’t stop getting hacked, no matter what security system they us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americanbanker.com/news/law-regulation/did-regulatory-meddling-cause-bitfinex-hack-1090569-1.html</text:p>
          </table:table-cell>
          <table:table-cell table:style-name="ce1" office:value-type="string" calcext:value-type="string">
            <text:p>American Banker</text:p>
          </table:table-cell>
          <table:table-cell table:style-name="ce12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Did Regulatory Meddling Cause Bitfinex Hack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gizmodo.com.au/2016/08/hackers-steal-95-million-in-bitcoin-fromhonk-kong-exchange/</text:p>
          </table:table-cell>
          <table:table-cell table:style-name="ce1" office:value-type="string" calcext:value-type="string">
            <text:p>Gizmodo</text:p>
          </table:table-cell>
          <table:table-cell table:style-name="ce12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Hackers Steal $95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motherboard.vice.com/read/a-bizarre-60k-bitcoin-giveaway-is-most-likely-a-twisted-fake-lottery-bitfinex-hack-rekcahxfb</text:p>
          </table:table-cell>
          <table:table-cell table:style-name="ce1" office:value-type="string" calcext:value-type="string">
            <text:p>Vice</text:p>
          </table:table-cell>
          <table:table-cell table:style-name="ce12" office:value-type="date" office:date-value="2016-08-05" calcext:value-type="date">
            <text:p>08/05/16</text:p>
          </table:table-cell>
          <table:table-cell table:style-name="ce1" office:value-type="string" calcext:value-type="string">
            <text:p>A Bizarre $600K Bitcoin Giveaway Is Most Likely a Twisted Fake Lotter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bitfinexs-ceo-seemingly-tried-start-ponzi-scheme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8-06" calcext:value-type="date">
            <text:p>08/06/16</text:p>
          </table:table-cell>
          <table:table-cell table:style-name="ce1" office:value-type="string" calcext:value-type="string">
            <text:p>Bitfinex’s Founder Seemingly Tried to Start a Ponzi Schem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bbc.com/news/technology-37009319</text:p>
          </table:table-cell>
          <table:table-cell table:style-name="ce1" office:value-type="string" calcext:value-type="string">
            <text:p>BBC</text:p>
          </table:table-cell>
          <table:table-cell table:style-name="ce12" office:value-type="date" office:date-value="2016-08-07" calcext:value-type="date">
            <text:p>08/07/16</text:p>
          </table:table-cell>
          <table:table-cell table:style-name="ce1" office:value-type="string" calcext:value-type="string">
            <text:p>Bitfinex users to share 36% of bitcoin losses after hac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cointelegraph.com/news/will-bitfinexs-loss-socialization-hold-up-in-court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Will Bitfinex's "Loss Socialization" Hold Up in Court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fortune.com/2016/08/08/bitcoin-hack-exchange/</text:p>
          </table:table-cell>
          <table:table-cell table:style-name="ce1" office:value-type="string" calcext:value-type="string">
            <text:p>Fortune</text:p>
          </table:table-cell>
          <table:table-cell table:style-name="ce12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Every User of This Hacked Bitcoin Exchange Is About to Lose 36% From Their Accoun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nasdaq.com/article/how-to-secure-bitcoin-exchanges-or-why-all-hope-is-not-lost-cm662716</text:p>
          </table:table-cell>
          <table:table-cell table:style-name="ce1" office:value-type="string" calcext:value-type="string">
            <text:p>NASDAQ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econotimes.com/Experts-deliberate-over-security-of-cryptocurrency-funds-260540</text:p>
          </table:table-cell>
          <table:table-cell table:style-name="ce1" office:value-type="string" calcext:value-type="string">
            <text:p>EconoTimes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Experts deliberate over security of cryptocurrency fund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bitcoinmagazine.com/articles/how-to-secure-bitcoin-exchanges-or-why-all-hope-is-not-lost-1470764032</text:p>
          </table:table-cell>
          <table:table-cell table:style-name="ce1" office:value-type="string" calcext:value-type="string">
            <text:p>Bitcoin Magazine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expressen.se/dinapengar/sparande/miljonhack-mot-bitcoin-drabbar-kunderna/</text:p>
          </table:table-cell>
          <table:table-cell table:style-name="ce9" office:value-type="string" calcext:value-type="string">
            <text:p>Expressen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Miljonhack mot Bitcoin drabbar kunderna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bitcoinist.net/chain-inc-announces-partnership-with-the-initiative-for-cryptocurrency-and-contracts/</text:p>
          </table:table-cell>
          <table:table-cell table:style-name="ce1" office:value-type="string" calcext:value-type="string">
            <text:p>Bitcoinist</text:p>
          </table:table-cell>
          <table:table-cell table:style-name="ce12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Inc. Announces Partnership with the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finextra.com/pressarticle/65667/chain-partners-initiative-for-cryptocurrency-and-contracts</text:p>
          </table:table-cell>
          <table:table-cell table:style-name="ce1" office:value-type="string" calcext:value-type="string">
            <text:p>FinExtra</text:p>
          </table:table-cell>
          <table:table-cell table:style-name="ce12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partners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ointelegraph.com/news/bitfinex-offers-35-million-bounty-for-stolen-bitcoin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8-12" calcext:value-type="date">
            <text:p>08/12/16</text:p>
          </table:table-cell>
          <table:table-cell table:style-name="ce1" office:value-type="string" calcext:value-type="string">
            <text:p>Bitfinex Offers $3.5 Million Bounty for Stolen Bitcoi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livebitcoinnews.com/chain-partners-with-ic3-to-create-better-financial-blockchain-networks/</text:p>
          </table:table-cell>
          <table:table-cell table:style-name="ce1" office:value-type="string" calcext:value-type="string">
            <text:p>Live Bitcoin News</text:p>
          </table:table-cell>
          <table:table-cell table:style-name="ce12" office:value-type="date" office:date-value="2016-08-13" calcext:value-type="date">
            <text:p>08/13/16</text:p>
          </table:table-cell>
          <table:table-cell table:style-name="ce1" office:value-type="string" calcext:value-type="string">
            <text:p>Chain Partners With IC3 To Create Better Financial Blockchain Network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financemagnates.com/cryptocurrency/news/chain-joins-top-universities-initiative-for-cryptocurrency-and-contracts/</text:p>
          </table:table-cell>
          <table:table-cell table:style-name="ce1" office:value-type="string" calcext:value-type="string">
            <text:p>Finance Magnates</text:p>
          </table:table-cell>
          <table:table-cell table:style-name="ce12" office:value-type="date" office:date-value="2016-08-14" calcext:value-type="date">
            <text:p>08/14/16</text:p>
          </table:table-cell>
          <table:table-cell table:style-name="ce1" office:value-type="string" calcext:value-type="string">
            <text:p>Chain Joins Top Universities’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motherboard.vice.com/read/was-a-bizarre-600k-bitcoin-lottery-really-a-marriage-proposal-rekcahxfb</text:p>
          </table:table-cell>
          <table:table-cell table:style-name="ce1" office:value-type="string" calcext:value-type="string">
            <text:p>Vice</text:p>
          </table:table-cell>
          <table:table-cell table:style-name="ce12" office:value-type="date" office:date-value="2016-08-16" calcext:value-type="date">
            <text:p>08/16/16</text:p>
          </table:table-cell>
          <table:table-cell table:style-name="ce1" office:value-type="string" calcext:value-type="string">
            <text:p>Was a Bizarre $600K Bitcoin Lottery Really a Marriage Proposal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wish-ethereum-classic-quick-painless-death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8-17" calcext:value-type="date">
            <text:p>08/17/16</text:p>
          </table:table-cell>
          <table:table-cell table:style-name="ce1" office:value-type="string" calcext:value-type="string">
            <text:p>Why Ethereum Classic Must Di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bloomberg.com/news/articles/2016-08-17/the-wretched-endless-cycle-of-bitcoin-hacks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The Wretched, Endless Cycle of Bitcoin Hack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hicagotribune.com/business/ct-bitcoin-security-20160818-story.html</text:p>
          </table:table-cell>
          <table:table-cell table:style-name="ce9" office:value-type="string" calcext:value-type="string">
            <text:p>Chicago Tribune</text:p>
          </table:table-cell>
          <table:table-cell table:style-name="ce12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After $65 million hack, questions of whether Bitcoin can be saf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houstonchronicle.com/business/article/After-65-million-hack-questions-of-whether-9174023.php</text:p>
          </table:table-cell>
          <table:table-cell table:style-name="ce1" office:value-type="string" calcext:value-type="string">
            <text:p>Houston Chronicle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After $65 million hack, questions arise over whether Bitcoin can be saf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heatst.com/biz/bitcoin-isnt-the-safe-store-of-wealth-everyone-thinks-it-is/</text:p>
          </table:table-cell>
          <table:table-cell table:style-name="ce1" office:value-type="string" calcext:value-type="string">
            <text:p>Heat Street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coin Isn’t the Safe Store of Wealth Everyone Thinks It I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bitfinexs-lesson-has-the-time-for-regulation-arrived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finex's Lesson: Has the Time for Regulation Arrived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9" office:value-type="string" calcext:value-type="string">
            <text:p>El Espectador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Hackers roban US$65 millones en bitcoin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9" office:value-type="string" calcext:value-type="string">
            <text:p>Gestion</text:p>
          </table:table-cell>
          <table:table-cell table:style-name="ce12" office:value-type="date" office:date-value="2016-08-22" calcext:value-type="date">
            <text:p>08/22/16</text:p>
          </table:table-cell>
          <table:table-cell table:style-name="ce1" office:value-type="string" calcext:value-type="string">
            <text:p>Robo de US$ 65 millones pone en la mira la seguridad del bitcoi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www.coindesk.com/technical-impasses-preventing-bitcoin-hack-extinction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8-28" calcext:value-type="date">
            <text:p>08/28/16</text:p>
          </table:table-cell>
          <table:table-cell table:style-name="ce1" office:value-type="string" calcext:value-type="string">
            <text:p>Inside 'Bitcoin Vault': Could a Technical Fix Block Hackers for Good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8-30" calcext:value-type="date">
            <text:p>08/30/16</text:p>
          </table:table-cell>
          <table:table-cell table:style-name="ce1" office:value-type="string" calcext:value-type="string">
            <text:p>What We Learned About Technocratic Fallacies From DAO Collaps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on-chain-scaling-bitcoin-blockchain-conference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9-02" calcext:value-type="date">
            <text:p>09/02/16</text:p>
          </table:table-cell>
          <table:table-cell table:style-name="ce1" office:value-type="string" calcext:value-type="string">
            <text:p>The Fight for On-Blockchain Bitcoin Scaling Soldiers 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table:style-name="ce1" office:value-type="string" calcext:value-type="string">
            <text:p>Washington Post</text:p>
          </table:table-cell>
          <table:table-cell table:style-name="ce12" office:value-type="date" office:date-value="2016-09-12" calcext:value-type="date">
            <text:p>09/12/16</text:p>
          </table:table-cell>
          <table:table-cell table:style-name="ce1" office:value-type="string" calcext:value-type="string">
            <text:p>The bizarre world of bitcoin ‘mining’ finds a new home in Tib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blockchain-based-sports-game-wins-thomson-reuters-hacketho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9-13" calcext:value-type="date">
            <text:p>09/13/16</text:p>
          </table:table-cell>
          <table:table-cell table:style-name="ce1" office:value-type="string" calcext:value-type="string">
            <text:p>Blockchain Based Sports Game Wins Thomson Reuters HackETH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chinas-mining-dominance-good-or-bad-for-bitcoi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9-14" calcext:value-type="date">
            <text:p>09/14/16</text:p>
          </table:table-cell>
          <table:table-cell table:style-name="ce1" office:value-type="string" calcext:value-type="string">
            <text:p>China’s Mining Dominance: Good Or Bad For Bitcoin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ointelegraph.com/news/ipfs-protocol-selects-ethereum-over-bitcoin-prefers-ethereum-dev-community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9-24" calcext:value-type="date">
            <text:p>09/24/16</text:p>
          </table:table-cell>
          <table:table-cell table:style-name="ce1" office:value-type="string" calcext:value-type="string">
            <text:p>IPFS Protocol Selects Ethereum Over Bitcoin, Prefers Ethereum Dev Communit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fortune.com/ethereum-blockchain-vitalik-buterin/</text:p>
          </table:table-cell>
          <table:table-cell table:style-name="ce1" office:value-type="string" calcext:value-type="string">
            <text:p>Fortune</text:p>
          </table:table-cell>
          <table:table-cell table:style-name="ce12" office:value-type="date" office:date-value="2016-09-27" calcext:value-type="date">
            <text:p>09/27/16</text:p>
          </table:table-cell>
          <table:table-cell table:style-name="ce1" office:value-type="string" calcext:value-type="string">
            <text:p>Can This 22-year-old Coder Out-Bitcoin Bitcoin?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IC3</text:p>
          </table:table-cell>
          <table:table-cell table:style-name="ce1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<text:s/>http://www.coindesk.com/ethereum-formal-verification-smart-contracts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9-28" calcext:value-type="date">
            <text:p>09/28/16</text:p>
          </table:table-cell>
          <table:table-cell table:style-name="ce1" office:value-type="string" calcext:value-type="string">
            <text:p>In Formal Verification Push, Ethereum Seeks Smart Contract Certainty</text:p>
          </table:table-cell>
          <table:table-cell table:style-name="ce1" office:value-type="string" calcext:value-type="string">
            <text:p>daian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stanford-university-to-host-blockchain-conference/</text:p>
          </table:table-cell>
          <table:table-cell table:style-name="ce9" office:value-type="string" calcext:value-type="string">
            <text:p>Crypto Coins News</text:p>
          </table:table-cell>
          <table:table-cell table:style-name="ce12" office:value-type="date" office:date-value="2016-09-30" calcext:value-type="date">
            <text:p>09/30/16</text:p>
          </table:table-cell>
          <table:table-cell table:style-name="ce1" office:value-type="string" calcext:value-type="string">
            <text:p>Stanford University to Host Blockchain Conferenc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table:style-name="ce1" office:value-type="string" calcext:value-type="string">
            <text:p>Forbes</text:p>
          </table:table-cell>
          <table:table-cell table:style-name="ce12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What Does Cornell's Emin Gun Sirer See As The Main Security Threats In Cryptocurrency? 'Everything'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news.ucsb.edu/2016/017243/all-mind</text:p>
          </table:table-cell>
          <table:table-cell table:style-name="ce1" office:value-type="string" calcext:value-type="string">
            <text:p>UCSB</text:p>
          </table:table-cell>
          <table:table-cell table:style-name="ce12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All in the Mind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weight-scaling-bitcoin-milan-block-size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0-09" calcext:value-type="date">
            <text:p>10/09/16</text:p>
          </table:table-cell>
          <table:table-cell table:style-name="ce1" office:value-type="string" calcext:value-type="string">
            <text:p>Why Weight? Bitcoin Scaling is Moving Beyond Block Siz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cryptocurrency-exchange-poloniex-insecure-security-review-claim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10-15" calcext:value-type="date">
            <text:p>10/15/16</text:p>
          </table:table-cell>
          <table:table-cell table:style-name="ce1" office:value-type="string" calcext:value-type="string">
            <text:p>Cryptocurrency Exchange Poloniex is Insecure, Security Review Claim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9" office:value-type="string" calcext:value-type="string">
            <text:p>Coin Telegraph</text:p>
          </table:table-cell>
          <table:table-cell table:style-name="ce12" office:value-type="date" office:date-value="2016-10-20" calcext:value-type="date">
            <text:p>10/20/16</text:p>
          </table:table-cell>
          <table:table-cell table:style-name="ce9" office:value-type="string" calcext:value-type="string">
            <text:p>Crowdfunding vs. ICO: Experts Question Legitimacy and Guarantees of Initial Coin Offering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bloomberg.com/news/articles/2016-10-24/blockchain-hype-takes-hit-as-chain-releases-code-for-all-to-use</text:p>
          </table:table-cell>
          <table:table-cell table:style-name="ce9" office:value-type="string" calcext:value-type="string">
            <text:p>Bloomberg</text:p>
          </table:table-cell>
          <table:table-cell table:style-name="ce12" office:value-type="date" office:date-value="2016-10-24" calcext:value-type="date">
            <text:p>10/24/16</text:p>
          </table:table-cell>
          <table:table-cell table:style-name="ce1" office:value-type="string" calcext:value-type="string">
            <text:p>Blockchain Hype Takes Hit as Chain Releases Code for All to Us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cornellsun.com/2016/10/25/cornell-prof-uncovers-bugs-in-smart-contract-system-urges-more-safety-in-program-design/</text:p>
          </table:table-cell>
          <table:table-cell table:style-name="ce1" office:value-type="string" calcext:value-type="string">
            <text:p>Cornell Sun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ornell Prof Uncovers Bugs in Smart Contract System, Urges More Safety in Program Desig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table:style-name="ce1" office:value-type="string" calcext:value-type="string">
            <text:p>Bitcoin Magazine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hain Releases Open-Source Version of Chain Core Technology Powering Visa’s New B2B Connec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The Blockchain Created By Ethereum's Fork is Forking Now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ethereum-classic-hardforks-successfully/</text:p>
          </table:table-cell>
          <table:table-cell table:style-name="ce9" office:value-type="string" calcext:value-type="string">
            <text:p>Crypto Coins News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Ethereum Classic Hardforks Successfully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motherboard.vice.com/read/how-vigilante-hackers-could-stop-the-internet-of-things-botnet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6-10-26" calcext:value-type="date">
            <text:p>10/26/16</text:p>
          </table:table-cell>
          <table:table-cell table:style-name="ce1" office:value-type="string" calcext:value-type="string">
            <text:p>How Vigilante Hackers Could Stop the Internet of Things Botn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news.cornell.edu/stories/2016/11/making-cryptocurrency-safe-and-reliable</text:p>
          </table:table-cell>
          <table:table-cell table:style-name="ce1" office:value-type="string" calcext:value-type="string">
            <text:p>Cornell Chronicle</text:p>
          </table:table-cell>
          <table:table-cell table:style-name="ce12" office:value-type="date" office:date-value="2016-11-02" calcext:value-type="date">
            <text:p>11/02/16</text:p>
          </table:table-cell>
          <table:table-cell table:style-name="ce1" office:value-type="string" calcext:value-type="string">
            <text:p>Making 'cryptocurrency' safe and reliabl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oindesk.com/bitcoin-anti-theft-feature-sees-sidechains-testing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tolen Bitcoin? Anti-Theft Feature Gets Second Life on Sidechain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owdfundinsider.com/2016/11/92093-sec-publishes-agenda-fintech-forum-november-14th/</text:p>
          </table:table-cell>
          <table:table-cell table:style-name="ce9" office:value-type="string" calcext:value-type="string">
            <text:p>CrowdFund Insider</text:p>
          </table:table-cell>
          <table:table-cell table:style-name="ce12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EC Publishes Agenda for Fintech Forum on November 14th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9" office:value-type="string" calcext:value-type="string">
            <text:p>Heavy</text:p>
          </table:table-cell>
          <table:table-cell table:style-name="ce12" office:value-type="date" office:date-value="2016-11-07" calcext:value-type="date">
            <text:p>11/07/16</text:p>
          </table:table-cell>
          <table:table-cell table:style-name="ce9" office:value-type="string" calcext:value-type="string">
            <text:p>Voting Machines Hacked: 5 Fast Facts You Need to Know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buzzfeed.com/nidhisubbaraman/these-immigrant-scientists-are-spooked?utm_term=.riV3RQ2gl#.nyLnVE53j</text:p>
          </table:table-cell>
          <table:table-cell table:style-name="ce1" office:value-type="string" calcext:value-type="string">
            <text:p>Buzzfeed</text:p>
          </table:table-cell>
          <table:table-cell table:style-name="ce12" office:value-type="date" office:date-value="2016-11-12" calcext:value-type="date">
            <text:p>11/12/16</text:p>
          </table:table-cell>
          <table:table-cell table:style-name="ce1" office:value-type="string" calcext:value-type="string">
            <text:p>Meet The Immigrant Scientists Spooked By A Looming Trump Presidenc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blockchain-wont-just-change-regulation-change-sec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1-15" calcext:value-type="date">
            <text:p>11/15/16</text:p>
          </table:table-cell>
          <table:table-cell table:style-name="ce1" office:value-type="string" calcext:value-type="string">
            <text:p>Blockchain Won't Just Change Regulation, it Could Reshape the SEC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2">
          <table:table-cell table:style-name="ce1" office:value-type="string" calcext:value-type="string">
            <text:p>https://themerkle.com/the-american-tax-agency-is-asking-bitcoin-startup-coinbase-to-hand-out-users-data/</text:p>
          </table:table-cell>
          <table:table-cell table:style-name="ce9" office:value-type="string" calcext:value-type="string">
            <text:p>The Merkle</text:p>
          </table:table-cell>
          <table:table-cell table:style-name="ce12" office:value-type="date" office:date-value="2016-11-20" calcext:value-type="date">
            <text:p>11/20/16</text:p>
          </table:table-cell>
          <table:table-cell table:style-name="ce9" office:value-type="string" calcext:value-type="string">
            <text:p>The American Tax Agency Is Asking Bitcoin Startup Coinbase To Hand Out User’s Data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qz.com/844507/bitcoin-and-blockchain-seem-more-and-more-like-solutions-looking-for-a-problem/</text:p>
          </table:table-cell>
          <table:table-cell table:style-name="ce1" office:value-type="string" calcext:value-type="string">
            <text:p>Quartz</text:p>
          </table:table-cell>
          <table:table-cell table:style-name="ce12" office:value-type="date" office:date-value="2016-11-23" calcext:value-type="date">
            <text:p>11/23/16</text:p>
          </table:table-cell>
          <table:table-cell table:style-name="ce1" office:value-type="string" calcext:value-type="string">
            <text:p>Bitcoin and blockchain seem more and more like solutions looking for a proble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://www.coindesk.com/blockchain-builders-can-thrive-donald-trumps-america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2-06" calcext:value-type="date">
            <text:p>12/06/16</text:p>
          </table:table-cell>
          <table:table-cell table:style-name="ce1" office:value-type="string" calcext:value-type="string">
            <text:p>Donald Trump's Transition is a Trial Run for Smart Contract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coindesk.com/coindesks-influential-people-blockchain-2016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2-14" calcext:value-type="date">
            <text:p>12/14/16</text:p>
          </table:table-cell>
          <table:table-cell table:style-name="ce1" office:value-type="string" calcext:value-type="string">
            <text:p>CoinDesk's Most Influential People in Blockchain 2016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table:style-name="ce1"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://thehill.com/blogs/congress-blog/economy-budget/311067-sec-ramps-up-blockchain-efforts</text:p>
          </table:table-cell>
          <table:table-cell table:style-name="ce1" office:value-type="string" calcext:value-type="string">
            <text:p>The Hill</text:p>
          </table:table-cell>
          <table:table-cell table:style-name="ce12" office:value-type="date" office:date-value="2016-12-19" calcext:value-type="date">
            <text:p>12/19/16</text:p>
          </table:table-cell>
          <table:table-cell table:style-name="ce1" office:value-type="string" calcext:value-type="string">
            <text:p>SEC ramps up blockchain effor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ointelegraph.com/news/bitcoin-block-size-and-scaling-issues-may-be-solved-with-this-new-solution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12-24" calcext:value-type="date">
            <text:p>12/24/16</text:p>
          </table:table-cell>
          <table:table-cell table:style-name="ce1" office:value-type="string" calcext:value-type="string">
            <text:p>Bitcoin Block Size and Scaling Issues May Be Solved With This New Soluti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newsbtc.com/2016/12/25/teechan-can-potential-solution-bitcoin-scalability/</text:p>
          </table:table-cell>
          <table:table-cell table:style-name="ce1" office:value-type="string" calcext:value-type="string">
            <text:p>News BTC</text:p>
          </table:table-cell>
          <table:table-cell table:style-name="ce12" office:value-type="date" office:date-value="2016-12-25" calcext:value-type="date">
            <text:p>12/25/16</text:p>
          </table:table-cell>
          <table:table-cell table:style-name="ce1" office:value-type="string" calcext:value-type="string">
            <text:p>Teechan Can Be the Potential Solution for Bitcoin Scalability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bitcoinmagazine.com/articles/if-there-is-an-answer-to-selfish-mining-braiding-could-be-it-1482876153/</text:p>
          </table:table-cell>
          <table:table-cell table:style-name="ce1" office:value-type="string" calcext:value-type="string">
            <text:p>Bitcoin Magazine</text:p>
          </table:table-cell>
          <table:table-cell table:style-name="ce12" office:value-type="date" office:date-value="2016-12-27" calcext:value-type="date">
            <text:p>12/27/16</text:p>
          </table:table-cell>
          <table:table-cell table:style-name="ce1" office:value-type="string" calcext:value-type="string">
            <text:p>If There Is an Answer to Selfish Mining, Braiding Could Be I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7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table:style-name="ce1" office:value-type="string" calcext:value-type="string">
            <text:p>Nasdaq</text:p>
          </table:table-cell>
          <table:table-cell table:style-name="ce12" office:value-type="date" office:date-value="2016-12-28" calcext:value-type="date">
            <text:p>12/28/16</text:p>
          </table:table-cell>
          <table:table-cell table:style-name="ce1" office:value-type="string" calcext:value-type="string">
            <text:p>The Teechan Solution: Scaling Bitcoin With Trusted Hardwar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2">
          <table:table-cell table:style-name="ce1" office:value-type="string" calcext:value-type="string">
            <text:p>https://criptonoticias.com/colecciones/influyentes-blockchain-bitcoin-2016/#axzz4kb8zb74L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6-12-30" calcext:value-type="date">
            <text:p>12/30/16</text:p>
          </table:table-cell>
          <table:table-cell table:style-name="ce1" office:value-type="string" calcext:value-type="string">
            <text:p>Los personajes más influyentes de blockchain y bitcoin en el 2016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motherboard.vice.com/en_us/article/bitcoins-first-felon-charlie-shrem-wants-to-use-ethereum-to-buy-up-michigans-waste-industry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1-05" calcext:value-type="date">
            <text:p>01/05/17</text:p>
          </table:table-cell>
          <table:table-cell table:style-name="ce1" office:value-type="string" calcext:value-type="string">
            <text:p>Bitcoin’s First Felon Wants to Use Ethereum to Buy Up Michigan’s Waste Industr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the-blockchain.com/2017/01/12/blockchain-vips-gather-major-retreat-month/</text:p>
          </table:table-cell>
          <table:table-cell table:style-name="ce1" office:value-type="string" calcext:value-type="string">
            <text:p>The Blockchain</text:p>
          </table:table-cell>
          <table:table-cell table:style-name="ce12" office:value-type="date" office:date-value="2017-01-12" calcext:value-type="date">
            <text:p>01/12/17</text:p>
          </table:table-cell>
          <table:table-cell table:style-name="ce1" office:value-type="string" calcext:value-type="string">
            <text:p>Blockchain VIP’s to Gather for Major Retreat This Month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technologyreview.com/s/603352/one-startups-vision-to-reinvent-the-web-for-better-privacy/</text:p>
          </table:table-cell>
          <table:table-cell table:style-name="ce9" office:value-type="string" calcext:value-type="string">
            <text:p>MIT Technology Review</text:p>
          </table:table-cell>
          <table:table-cell table:style-name="ce12" office:value-type="date" office:date-value="2017-01-13" calcext:value-type="date">
            <text:p>01/13/17</text:p>
          </table:table-cell>
          <table:table-cell table:style-name="ce1" office:value-type="string" calcext:value-type="string">
            <text:p>One Startup’s Vision to Reinvent the Web for Better Privacy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2">
          <table:table-cell table:style-name="ce6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1-15" calcext:value-type="date">
            <text:p>01/15/17</text:p>
          </table:table-cell>
          <table:table-cell table:style-name="ce1" office:value-type="string" calcext:value-type="string">
            <text:p>Ethereum Classic bifurcates its chain of blocks to eliminate 'pump of difficulty' of mining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motherboard.vice.com/en_us/article/why-did-police-kill-an-alleged-small-time-hacker-canada-sam-maloney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1-17" calcext:value-type="date">
            <text:p>01/17/17</text:p>
          </table:table-cell>
          <table:table-cell table:style-name="ce1" office:value-type="string" calcext:value-type="string">
            <text:p>Why Did Police Kill an Alleged Small-Time Hacker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1-19" calcext:value-type="date">
            <text:p>01/19/17</text:p>
          </table:table-cell>
          <table:table-cell table:style-name="ce1"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ibtimes.co.uk/blockchain-experts-discuss-fake-news-reputation-1603385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2" office:value-type="date" office:date-value="2017-01-31" calcext:value-type="date">
            <text:p>01/31/17</text:p>
          </table:table-cell>
          <table:table-cell table:style-name="ce1" office:value-type="string" calcext:value-type="string">
            <text:p>Blockchain experts discuss fake news and reputati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bitcoiner-pepper-sprayed-uc-berkeley-protest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2-02" calcext:value-type="date">
            <text:p>02/02/17</text:p>
          </table:table-cell>
          <table:table-cell table:style-name="ce1" office:value-type="string" calcext:value-type="string">
            <text:p>Bitcoiner Pepper-Sprayed at UC Berkeley Protest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2">
          <table:table-cell table:style-name="ce1" office:value-type="string" calcext:value-type="string">
            <text:p>https://www.technologyreview.com/press-room/press-release/20170215-business-of-blockchain-announcement/</text:p>
          </table:table-cell>
          <table:table-cell table:style-name="ce1" office:value-type="string" calcext:value-type="string">
            <text:p>MIT Technology Review</text:p>
          </table:table-cell>
          <table:table-cell table:style-name="ce12" office:value-type="date" office:date-value="2017-02-15" calcext:value-type="date">
            <text:p>02/15/17</text:p>
          </table:table-cell>
          <table:table-cell table:style-name="ce1"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cryptocoinsnews.com/bitclub-attacks-the-bitcoin-network-with-transaction-malleability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3-10" calcext:value-type="date">
            <text:p>03/10/17</text:p>
          </table:table-cell>
          <table:table-cell table:style-name="ce1" office:value-type="string" calcext:value-type="string">
            <text:p>BitClub Attacks the Bitcoin Network with Transaction Malleability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ointelegraph.com/news/bitclub-is-accused-by-bitcoin-unlimited-supporters-in-performing-malleability-attack-on-network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7-03-11" calcext:value-type="date">
            <text:p>03/11/17</text:p>
          </table:table-cell>
          <table:table-cell table:style-name="ce1" office:value-type="string" calcext:value-type="string">
            <text:p>BitClub is Accused By Bitcoin Unlimited Supporters In Performing Malleability Attack on Networ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bitcoin-core-supporter-threatens-zero-day-exploit-bitcoin-unlimited-hardfork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3-14" calcext:value-type="date">
            <text:p>03/14/17</text:p>
          </table:table-cell>
          <table:table-cell table:style-name="ce1" office:value-type="string" calcext:value-type="string">
            <text:p>Bitcoin Core Supporter Threatens Zero Day Exploit if Bitcoin Unlimited Hardfork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2">
          <table:table-cell table:style-name="ce1" office:value-type="string" calcext:value-type="string">
            <text:p>http://www.pymnts.com/news/bitcoin-tracker/2017/bitcoin-tracker-wannacry-doesnt-pay/</text:p>
          </table:table-cell>
          <table:table-cell table:style-name="ce9" office:value-type="string" calcext:value-type="string">
            <text:p>Pymnts</text:p>
          </table:table-cell>
          <table:table-cell table:style-name="ce12" office:value-type="date" office:date-value="2017-03-19" calcext:value-type="date">
            <text:p>03/19/17</text:p>
          </table:table-cell>
          <table:table-cell table:style-name="ce1" office:value-type="string" calcext:value-type="string">
            <text:p>Bitcoin Tracker: WannaCry Doesn’t Pay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bloomberg.com/news/articles/2017-03-23/post-bitcoin-technology-has-geeks-giants-and-hackers-excited</text:p>
          </table:table-cell>
          <table:table-cell table:style-name="ce1" office:value-type="string" calcext:value-type="string">
            <text:p>Bloomberg </text:p>
          </table:table-cell>
          <table:table-cell table:style-name="ce12" office:value-type="date" office:date-value="2017-03-23" calcext:value-type="date">
            <text:p>03/23/17</text:p>
          </table:table-cell>
          <table:table-cell table:style-name="ce1" office:value-type="string" calcext:value-type="string">
            <text:p>Post-Bitcoin Technology Has Geeks, Giants, and Hackers Excited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2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www.coindesk.com/no-incentive-algorand-blockchain-sparks-debate-cryptography-event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No Incentive? Algorand Blockchain Sparks Debate at Cryptography Even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7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table:style-name="ce1" office:value-type="string" calcext:value-type="string">
            <text:p>The Blockchain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Groundbreaking Blockchain Research to Feature at International Financial Cryptography Conference</text:p>
          </table:table-cell>
          <table:table-cell table:style-name="ce8" office:value-type="string" calcext:value-type="string">
            <text:p>sirer</text:p>
          </table:table-cell>
          <table:table-cell table:style-name="ce8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9" office:value-type="string" calcext:value-type="string">
            <text:p>Forbes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Bitcoin Is Mired In A Civil War. Can This Proposal Save It?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9" office:value-type="string" calcext:value-type="string">
            <text:p>Tech Wire Asia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9" office:value-type="string" calcext:value-type="string">
            <text:p>Cryptocurrency Ethereum gains popularity, more Asian companies taking not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schism-developing-lightning-network-bitcoin-core-developer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4-05" calcext:value-type="date">
            <text:p>04/05/17</text:p>
          </table:table-cell>
          <table:table-cell table:style-name="ce1" office:value-type="string" calcext:value-type="string">
            <text:p>Schism Developing Between Lightning Network and Bitcoin Core Developers</text:p>
          </table:table-cell>
          <table:table-cell table:style-name="ce8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bitmain-never-used-asicboost-production-says-jihan-wu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“Bitmain Has Never Used AsicBoost in Production”, Says Jihan Wu</text:p>
          </table:table-cell>
          <table:table-cell table:style-name="ce8" office:value-type="string" calcext:value-type="string">
            <text:p>sirer</text:p>
          </table:table-cell>
          <table:table-cell table:style-name="ce8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oindesk.com/bitcoins-new-controversy-asicboost-allegations-explained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coin's New Controversy: The AsicBoost Allegations Explained</text:p>
          </table:table-cell>
          <table:table-cell table:style-name="ce8" office:value-type="string" calcext:value-type="string">
            <text:p>sirer</text:p>
          </table:table-cell>
          <table:table-cell table:style-name="ce8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Pay, Purse y Lightning Network ofrecen solución de escalabilidad para Bitcoi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cointelegraph.com/news/spot-the-difference-ic3-blockchain-group-gains-first-financial-member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Spot the Difference? “IC3” Blockchain Group Gains First Financial Member</text:p>
          </table:table-cell>
          <table:table-cell table:style-name="ce8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econotimes.com/IC3-blockchain-group-adds-Fidelity-as-member-634556</text:p>
          </table:table-cell>
          <table:table-cell table:style-name="ce1" office:value-type="string" calcext:value-type="string">
            <text:p>EconoTimes</text:p>
          </table:table-cell>
          <table:table-cell table:style-name="ce12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IC3 blockchain group adds Fidelity as member</text:p>
          </table:table-cell>
          <table:table-cell table:style-name="ce8" office:value-type="string" calcext:value-type="string">
            <text:p>sirer</text:p>
          </table:table-cell>
          <table:table-cell table:style-name="ce8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cointelegraph.com/news/secret-bitcoin-troll-army-pushes-for-segwit-adoption-emin-gun-sirer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Secret Bitcoin Troll Army Pushes for SegWit Adoption: Emin Gun Sirer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Why AsicBoost is the new topic of discussion in Bitcoi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cryptocoinsnews.com/fidelity-blockchain-initiative-ic3/</text:p>
          </table:table-cell>
          <table:table-cell table:style-name="ce9" office:value-type="string" calcext:value-type="string">
            <text:p>Crypto Coins News</text:p>
          </table:table-cell>
          <table:table-cell table:style-name="ce12" office:value-type="date" office:date-value="2017-04-13" calcext:value-type="date">
            <text:p>04/13/17</text:p>
          </table:table-cell>
          <table:table-cell table:style-name="ce1" office:value-type="string" calcext:value-type="string">
            <text:p>Fidelity Joins Cryptocurrency &amp; Blockchain Initiative IC3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sobrebitcoin.com/asic-boots-un-nuevo-drama-en-la-comunidad-bitcoin/</text:p>
          </table:table-cell>
          <table:table-cell table:style-name="ce9" office:value-type="string" calcext:value-type="string">
            <text:p>SobreBitcoin</text:p>
          </table:table-cell>
          <table:table-cell table:style-name="ce12" office:value-type="date" office:date-value="2017-04-14" calcext:value-type="date">
            <text:p>04/14/17</text:p>
          </table:table-cell>
          <table:table-cell table:style-name="ce1" office:value-type="string" calcext:value-type="string">
            <text:p>ASIC Boots: un nuevo drama en la comunidad Bitcoin.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criptonoticias.com/colecciones/guia-supervivencia-hardfork-bitcoin/#axzz4kb8zb74L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4-15" calcext:value-type="date">
            <text:p>04/15/17</text:p>
          </table:table-cell>
          <table:table-cell table:style-name="ce1" office:value-type="string" calcext:value-type="string">
            <text:p>Guía de supervivencia para un hardfork de Bitcoi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table:style-name="ce1" office:value-type="string" calcext:value-type="string">
            <text:p>https://www.technologyreview.com/s/604219/blockchains-weak-spots-pose-a-hidden-danger-to-users/</text:p>
          </table:table-cell>
          <table:table-cell table:style-name="ce1" office:value-type="string" calcext:value-type="string">
            <text:p>MIT Technology Review</text:p>
          </table:table-cell>
          <table:table-cell table:style-name="ce12" office:value-type="date" office:date-value="2017-04-18" calcext:value-type="date">
            <text:p>04/18/17</text:p>
          </table:table-cell>
          <table:table-cell table:style-name="ce1" office:value-type="string" calcext:value-type="string">
            <text:p>Blockchain’s Weak Spots Pose a Hidden Danger to User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fiercehealthcare.com/privacy-security/cornell-researcher-warns-blockchain-isn-t-foolproof</text:p>
          </table:table-cell>
          <table:table-cell table:style-name="ce1" office:value-type="string" calcext:value-type="string">
            <text:p>Fierce Health Care</text:p>
          </table:table-cell>
          <table:table-cell table:style-name="ce12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researcher warns blockchain isn’t foolproof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oindesk.com/cornell-professor-many-blockchain-failures-lie-ahead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Prof: Blockchain Exuberance Shouldn't Cloud Consequence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forbes.com/sites/laurashin/2017/04/20/why-bitcoins-greatest-asset-could-also-spell-its-doom/#e8d75736adcd</text:p>
          </table:table-cell>
          <table:table-cell table:style-name="ce1" office:value-type="string" calcext:value-type="string">
            <text:p>Forbes</text:p>
          </table:table-cell>
          <table:table-cell table:style-name="ce12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y Bitcoin's Greatest Asset Could Also Spell Its Doo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wbur.org/bostonomix/2017/04/20/blockchain-explainer</text:p>
          </table:table-cell>
          <table:table-cell table:style-name="ce1" office:value-type="string" calcext:value-type="string">
            <text:p>WBUR</text:p>
          </table:table-cell>
          <table:table-cell table:style-name="ce12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at Blockchain Is, And Why Some Experts Say It's As Revolutionary As The Intern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s://www.cryptocoinsnews.com/bitcoin-mining-antlbleed-bombshell-smear-circu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4-27" calcext:value-type="date">
            <text:p>04/27/17</text:p>
          </table:table-cell>
          <table:table-cell table:style-name="ce1" office:value-type="string" calcext:value-type="string">
            <text:p>Bitcoin Mining: Is Antbleed a Bombshell, a Smear Campaign, or a Circus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table:style-name="ce1" office:value-type="string" calcext:value-type="string">
            <text:p>Techtarget</text:p>
          </table:table-cell>
          <table:table-cell table:style-name="ce12" office:value-type="date" office:date-value="2017-05-08" calcext:value-type="date">
            <text:p>05/08/17</text:p>
          </table:table-cell>
          <table:table-cell table:style-name="ce1" office:value-type="string" calcext:value-type="string">
            <text:p>Failure is a critical component for blockchain developmen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www.denverpost.com/2017/05/12/nsa-leak-malware-cripples-computers/</text:p>
          </table:table-cell>
          <table:table-cell table:style-name="ce1" office:value-type="string" calcext:value-type="string">
            <text:p>The Denver Post</text:p>
          </table:table-cell>
          <table:table-cell table:style-name="ce12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Malware, described in leaked NSA documents, cripples computers worldwid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telegram.com/news/20170512/hack-hits-computers-worldwide-exploiting-weakness-idd-in-leaked-nsa-documents</text:p>
          </table:table-cell>
          <table:table-cell table:style-name="ce1" office:value-type="string" calcext:value-type="string">
            <text:p>Telegram</text:p>
          </table:table-cell>
          <table:table-cell table:style-name="ce12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Hack hits computers worldwide, exploiting weakness ID’d in leaked NSA document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normangeestar.net/2017/05/13/uk-hospitals-turn-away-patients-after-ransomware-attack/</text:p>
          </table:table-cell>
          <table:table-cell table:style-name="ce9" office:value-type="string" calcext:value-type="string">
            <text:p>Normangee Star</text:p>
          </table:table-cell>
          <table:table-cell table:style-name="ce12" office:value-type="date" office:date-value="2017-05-13" calcext:value-type="date">
            <text:p>05/13/17</text:p>
          </table:table-cell>
          <table:table-cell table:style-name="ce9" office:value-type="string" calcext:value-type="string">
            <text:p>UK hospitals turn away patients after ransomware attack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ethereum-price-moves-upwards-after-some-consolidatio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5-15" calcext:value-type="date">
            <text:p>05/15/17</text:p>
          </table:table-cell>
          <table:table-cell table:style-name="ce1" office:value-type="string" calcext:value-type="string">
            <text:p>Ethereum Price Moves Upwards After Some Consolidati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IC3</text:p>
          </table:table-cell>
          <table:table-cell/>
        </table:table-row>
        <table:table-row table:style-name="ro2">
          <table:table-cell table:style-name="ce1" office:value-type="string" calcext:value-type="string">
            <text:p>http://www.coindesk.com/the-world-is-watching-can-wannacrys-creators-cash-out-their-bitcoin-ransom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The World Is Watching: Can WannaCry's Creators Cash Out Their Bitcoin Ransom?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6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table:style-name="ce1" office:value-type="string" calcext:value-type="string">
            <text:p>Reuters</text:p>
          </table:table-cell>
          <table:table-cell table:style-name="ce12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Bitcoin's murkier rivals line up to displace it as cybercriminals' favourite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1">
          <table:table-cell table:style-name="ce1" office:value-type="string" calcext:value-type="string">
            <text:p>http://www.khaleejtimes.com/technology/bitcoin-in-danger-of-losing-this-ignominious-title</text:p>
          </table:table-cell>
          <table:table-cell table:style-name="ce1" office:value-type="string" calcext:value-type="string">
            <text:p>Khaleejtimes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Bitcoin in danger of losing this ignominious titl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pymnts.com/news/bitcoin-tracker/2017/cybercrooks-look-for-bitcoin-alternative/</text:p>
          </table:table-cell>
          <table:table-cell table:style-name="ce1" office:value-type="string" calcext:value-type="string">
            <text:p>PYMNTS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Cybercrooks Look For Bitcoin Alternativ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table:style-name="ce1" office:value-type="string" calcext:value-type="string">
            <text:p>PYMNTS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lmart Q1 Earnings Beat, eCommerce Skyrocket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inquisitr.com/4229871/wannacry-ransomware-virus-unlocked-by-french-researchers-using-wanakiwi-no-ransom/</text:p>
          </table:table-cell>
          <table:table-cell table:style-name="ce1" office:value-type="string" calcext:value-type="string">
            <text:p>Inquistr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nnacrypt, wannacry ransomware virus decrypted by French Researchers using Wanakiwi, No ranso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moneyweb.co.za/news/tech/bitcoins-murkier-rivals-line-up-to-displace-it-as-cybercriminals-favourite/</text:p>
          </table:table-cell>
          <table:table-cell table:style-name="ce1" office:value-type="string" calcext:value-type="string">
            <text:p>Moneyweb</text:p>
          </table:table-cell>
          <table:table-cell table:style-name="ce12" office:value-type="date" office:date-value="2017-05-21" calcext:value-type="date">
            <text:p>05/21/17</text:p>
          </table:table-cell>
          <table:table-cell table:style-name="ce1" office:value-type="string" calcext:value-type="string">
            <text:p>Bitcoin’s murkier rivals line up to displace it as cybercriminals’ favourit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://www.ibtimes.co.uk/cornells-ic3-tackles-off-chain-transactions-intel-sgx-1624069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2" office:value-type="date" office:date-value="2017-05-31" calcext:value-type="date">
            <text:p>05/31/17</text:p>
          </table:table-cell>
          <table:table-cell table:style-name="ce1" office:value-type="string" calcext:value-type="string">
            <text:p>Cornell's blockchain experts tackle off-chain transactions with Intel SGX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Professor Schools Amateur Bitcoin Scammer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cryptoinsider.com/basic-attention-token-sale-raises-35-million-less-30-seconds/</text:p>
          </table:table-cell>
          <table:table-cell table:style-name="ce1" office:value-type="string" calcext:value-type="string">
            <text:p>Crypto insider</text:p>
          </table:table-cell>
          <table:table-cell table:style-name="ce12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Basic Attention Token Sale Raises $35 million in Less Than 30 Second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amateur-bitcoin-scammer-impersonated-university-professor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6-05" calcext:value-type="date">
            <text:p>06/05/17</text:p>
          </table:table-cell>
          <table:table-cell table:style-name="ce1" office:value-type="string" calcext:value-type="string">
            <text:p>Amateur Bitcoin Scammer is Caught Impersonating a University Professor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2" office:value-type="date" office:date-value="2017-06-07" calcext:value-type="date">
            <text:p>06/07/17</text:p>
          </table:table-cell>
          <table:table-cell table:style-name="ce1" office:value-type="string" calcext:value-type="string">
            <text:p>Bitcoin survey shows 71% support SegWit and UASF popularity growing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/>
        </table:table-row>
        <table:table-row table:style-name="ro2">
          <table:table-cell table:style-name="ce1" office:value-type="string" calcext:value-type="string">
            <text:p>http://t3n.de/news/blockchain-technologie-studieren-830128/</text:p>
          </table:table-cell>
          <table:table-cell table:style-name="ce1" office:value-type="string" calcext:value-type="string">
            <text:p>T3N</text:p>
          </table:table-cell>
          <table:table-cell table:style-name="ce12" office:value-type="date" office:date-value="2017-06-12" calcext:value-type="date">
            <text:p>06/12/17</text:p>
          </table:table-cell>
          <table:table-cell table:style-name="ce13" office:value-type="string" calcext:value-type="string">
            <text:p>Blockchain-Technologie studieren: Diese Unis bieten das beste Angebot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www.bloomberg.com/features/2017-the-ether-thief/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The Ether Thief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2">
          <table:table-cell table:style-name="ce1" office:value-type="string" calcext:value-type="string">
            <text:p>https://themerkle.com/bancor-project-raises-some-community-concerns-copycat-ico-website-aims-to-scam-investors/</text:p>
          </table:table-cell>
          <table:table-cell table:style-name="ce1" office:value-type="string" calcext:value-type="string">
            <text:p>The Merkle</text:p>
          </table:table-cell>
          <table:table-cell table:style-name="ce12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Bancor Project Raises Some Community Concerns, Copycat ICO Website Aims to Scam Investors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7-06-15" calcext:value-type="date">
            <text:p>06/15/17</text:p>
          </table:table-cell>
          <table:table-cell table:style-name="ce1" office:value-type="string" calcext:value-type="string">
            <text:p>Game of Bluffs? With UAHF, Bitcoin Scaling Becomes Digital 'Missile Crisis'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3">
          <table:table-cell table:style-name="ce7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16" calcext:value-type="date">
            <text:p>06/16/17</text:p>
          </table:table-cell>
          <table:table-cell table:style-name="ce1" office:value-type="string" calcext:value-type="string">
            <text:p>A Sneak Peek at the CFA Fintech Exa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bloomberg.com/gadfly/articles/2017-06-19/amazon-comes-for-grocery-margins-and-market-caps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Fly Charts: Amazon is Coming For Grocery Margins and Market Cap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cryptocoinsnews.com/microsoft-engineer-bitmain-zero-clue-bitcoin-decentralizatio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Microsoft Engineer: Bitmain Has ‘Zero Clue’ About Bitcoin Decentralization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://www.coindesk.com/too-easy-critics-take-aim-at-ethereum-token-standard-amid-ico-boom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oo Easy? Critics Take Aim at Ethereum Token Standard Amid ICO Boom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https://www.bloomberg.com/view/articles/2017-06-20/bank-relationships-and-index-rules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Bank Relationships and Index Rules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https://motherboard.vice.com/en_us/article/a-messaging-app-for-ethereum-just-raised-millions-with-barely-an-alpha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A Messaging App for Ethereum Just Raised $44 Million With Barely An Alpha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1"/>
        </table:table-row>
        <table:table-row table:style-name="ro2">
          <table:table-cell table:style-name="ce8" office:value-type="string" calcext:value-type="string">
            <text:p>https://www.wsj.com/articles/the-virtual-currency-war-that-threatens-to-tear-bitcoin-apart-1497956400</text:p>
          </table:table-cell>
          <table:table-cell table:style-name="ce1" office:value-type="string" calcext:value-type="string">
            <text:p>Wall Street Journal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he Virtual-Currency War That Threatens to Tear Bitcoin Apart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2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/>
        </table:table-row>
        <table:table-row table:style-name="ro2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/>
        </table:table-row>
        <table:table-row table:style-name="ro2">
          <table:table-cell office:value-type="string" calcext:value-type="string">
            <text:p>https://www.cryptocoinsnews.com/cornell-professor-150-million-bancor-flawed/</text:p>
          </table:table-cell>
          <table:table-cell table:style-name="ce1"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/>
        </table:table-row>
        <table:table-row table:style-name="ro2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9" office:value-type="string" calcext:value-type="string">
            <text:p>sirer</text:p>
          </table:table-cell>
          <table:table-cell table:style-name="ce9" office:value-type="string" calcext:value-type="string">
            <text:p>IC3</text:p>
          </table:table-cell>
          <table:table-cell table:style-name="ce8" office:value-type="string" calcext:value-type="string">
            <text:p>feature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<text:s text:c="4"/></text:p>
          </table:table-cell>
          <table:table-cell/>
          <table:table-cell table:style-name="Default"/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328:Sheet1.AMJ33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loext:text> </loext:text>
      <loext:fill-character> </loext:fill-character>
      <number:text>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loext:fill-character> </loext:fill-character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 style:data-style-name="N2" text:time-value="22:14:58.902602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6T22:15:07.050422493</dc:date>
    <meta:generator>LibreOffice/5.3.3.2$Linux_X86_64 LibreOffice_project/30m0$Build-2</meta:generator>
    <meta:editing-duration>PT34M1S</meta:editing-duration>
    <meta:editing-cycles>80</meta:editing-cycles>
    <meta:document-statistic meta:table-count="1" meta:cell-count="2069" meta:object-count="0"/>
  </office:meta>
</office:document-meta>
</file>